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3">
      <style:text-properties officeooo:paragraph-rsid="001bb985"/>
    </style:style>
    <style:style style:name="P2" style:family="paragraph" style:parent-style-name="Standard">
      <style:text-properties fo:color="#000000" style:font-name="Times" fo:font-size="14pt" fo:language="fr" fo:country="FR" style:text-underline-style="solid" style:text-underline-width="auto" style:text-underline-color="font-color" fo:font-weight="bold"/>
    </style:style>
    <style:style style:name="P3" style:family="paragraph" style:parent-style-name="Standard">
      <style:text-properties fo:color="#000000" style:font-name="Times" fo:font-size="13pt" fo:language="fr" fo:country="FR"/>
    </style:style>
    <style:style style:name="P4" style:family="paragraph" style:parent-style-name="Standard">
      <style:paragraph-properties>
        <style:tab-stops>
          <style:tab-stop style:position="1cm"/>
        </style:tab-stops>
      </style:paragraph-properties>
      <style:text-properties fo:color="#000000" style:font-name="Times" fo:font-size="13pt" fo:language="fr" fo:country="FR"/>
    </style:style>
    <style:style style:name="P5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fo:language="fr" fo:country="FR"/>
    </style:style>
    <style:style style:name="P6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Times" fo:font-size="13pt" fo:language="fr" fo:country="FR" officeooo:rsid="001bb985" officeooo:paragraph-rsid="001bb985"/>
    </style:style>
    <style:style style:name="P7" style:family="paragraph" style:parent-style-name="Standard" style:list-style-name="L2">
      <style:paragraph-properties>
        <style:tab-stops>
          <style:tab-stop style:position="0.388cm"/>
          <style:tab-stop style:position="1.27cm"/>
        </style:tab-stops>
      </style:paragraph-properties>
      <style:text-properties fo:language="fr" fo:country="FR" officeooo:paragraph-rsid="001d3894"/>
    </style:style>
    <style:style style:name="P8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paragraph-rsid="001d8045"/>
    </style:style>
    <style:style style:name="P10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officeooo:rsid="001bb985" officeooo:paragraph-rsid="001d4165"/>
    </style:style>
    <style:style style:name="P11" style:family="paragraph" style:parent-style-name="Standard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/>
    </style:style>
    <style:style style:name="P12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" fo:font-size="13pt" fo:language="fr" fo:country="FR"/>
    </style:style>
    <style:style style:name="P1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" fo:font-size="13pt" fo:language="fr" fo:country="FR" officeooo:rsid="001bb985" officeooo:paragraph-rsid="001bb985"/>
    </style:style>
    <style:style style:name="T1" style:family="text">
      <style:text-properties fo:color="#000000" style:font-name="Times" fo:font-size="13pt" officeooo:rsid="001bb985"/>
    </style:style>
    <style:style style:name="T2" style:family="text">
      <style:text-properties fo:color="#000000" style:font-name="Times" fo:font-size="13pt" officeooo:rsid="001d3894"/>
    </style:style>
    <style:style style:name="T3" style:family="text">
      <style:text-properties fo:color="#000000" style:font-name="Times" fo:font-size="13pt" fo:language="fr" fo:country="FR" officeooo:rsid="001bb985"/>
    </style:style>
    <style:style style:name="T4" style:family="text">
      <style:text-properties fo:color="#000000" style:font-name="Times" fo:font-size="13pt" fo:language="fr" fo:country="FR" officeooo:rsid="001d3894"/>
    </style:style>
    <style:style style:name="T5" style:family="text">
      <style:text-properties officeooo:rsid="001bb985"/>
    </style:style>
    <style:style style:name="T6" style:family="text">
      <style:text-properties style:font-name="Times" fo:font-size="13pt" officeooo:rsid="001d3894"/>
    </style:style>
    <style:style style:name="T7" style:family="text">
      <style:text-properties officeooo:rsid="001d4165"/>
    </style:style>
    <style:style style:name="T8" style:family="text">
      <style:text-properties officeooo:rsid="0020adb0"/>
    </style:style>
    <style:style style:name="T9" style:family="text">
      <style:text-properties officeooo:rsid="0022a14c"/>
    </style:style>
    <style:style style:name="T10" style:family="text">
      <style:text-properties fo:language="fr" fo:country="FR"/>
    </style:style>
    <style:style style:name="T11" style:family="text">
      <style:text-properties fo:language="fr" fo:country="FR" officeooo:rsid="001bb985"/>
    </style:style>
    <style:style style:name="T12" style:family="text">
      <style:text-properties fo:language="fr" fo:country="FR" officeooo:rsid="001d4165"/>
    </style:style>
    <style:style style:name="T13" style:family="text">
      <style:text-properties fo:language="fr" fo:country="FR" officeooo:rsid="0022a14c"/>
    </style:style>
    <text:list-style style:name="L1">
      <text:list-level-style-bullet text:level="1" text:bullet-char="•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meline:</text:p>
      <text:p text:style-name="P3"/>
      <text:p text:style-name="P3">04/01/2016</text:p>
      <text:list xml:id="list591845678879403487" text:style-name="L1">
        <text:list-item>
          <text:p text:style-name="P12">Découverte du framework (Équipe)</text:p>
        </text:list-item>
        <text:list-item>
          <text:p text:style-name="P8"><text:a xlink:type="simple" xlink:href="https://github.com/DamienCassou/lille-game-framework/pull/67">#67</text:a><text:span text:style-name="T10"> Factorisation de codes dans la création de polygone : IntersectTools.java (Aymeric, Charles, Kevin)</text:span></text:p>
        </text:list-item>
        <text:list-item>
          <text:p text:style-name="P12">Instanceof dans GameUniverseDefaultImpl.java (tentative) (Jérémy, Pierre)</text:p>
        </text:list-item>
        <text:list-item>
          <text:p text:style-name="P12">Création du journal de bord (Équipe)</text:p>
        </text:list-item>
      </text:list>
      <text:p text:style-name="P3"/>
      <text:p text:style-name="P3">05/01/2016</text:p>
      <text:list xml:id="list192927507169538" text:style-name="L1">
        <text:list-item>
          <text:p text:style-name="P8"><text:a xlink:type="simple" xlink:href="https://github.com/DamienCassou/lille-game-framework/pull/70">#70</text:a><text:span text:style-name="T10"> Suppression duplication reverseParameters qui ressemble à la méthode applySpecificOverlapRule (Aymeric)</text:span></text:p>
        </text:list-item>
        <text:list-item>
          <text:p text:style-name="P12">Recherche icônes à utiliser pour notre jeu (Équipe)</text:p>
        </text:list-item>
        <text:list-item>
          <text:p text:style-name="P12">Début d’écriture du code pour la fenêtre graphique pour notre projet de jeu Bomberman (Charles, Kévin, Jérémy, Pierre)</text:p>
        </text:list-item>
        <text:list-item>
          <text:p text:style-name="P12">Finalisation fenêtre graphique pour notre jeu (Kévin)</text:p>
        </text:list-item>
        <text:list-item>
          <text:p text:style-name="P12">Adaptation des icônes en format .gif avec fond en transparence (Kévin)</text:p>
        </text:list-item>
        <text:list-item>
          <text:p text:style-name="P12">Première implémentation de la classe Player (Charles)</text:p>
        </text:list-item>
        <text:list-item>
          <text:p text:style-name="P8"><text:a xlink:type="simple" xlink:href="https://github.com/DamienCassou/lille-game-framework/pull/72">#72</text:a><text:span text:style-name="T10"> Suppression de « instanceof » dans les fonctions addOverlappable et removeOverlappable (Jérémy)</text:span></text:p>
        </text:list-item>
      </text:list>
      <text:p text:style-name="P3"/>
      <text:p text:style-name="P3">06/01/2016</text:p>
      <text:list xml:id="list192926771180563" text:style-name="L1">
        <text:list-item>
          <text:p text:style-name="P8"><text:a xlink:type="simple" xlink:href="https://github.com/DamienCassou/lille-game-framework/pull/74">#74</text:a><text:span text:style-name="T10"> Amélioration de l'héritage de tests dans MoveStrategyKeybordTest (Aymeric)</text:span></text:p>
        </text:list-item>
        <text:list-item>
          <text:p text:style-name="P8"><text:a xlink:type="simple" xlink:href="https://github.com/DamienCassou/lille-game-framework/pull/70">#70</text:a><text:span text:style-name="T10"> Création d'une sous méthode applySpecificOverlapRuleAndTryToReverse… et ajout d'une documentation sur celle-ci (Aymeric)</text:span></text:p>
        </text:list-item>
        <text:list-item>
          <text:p text:style-name="P8"><text:a xlink:type="simple" xlink:href="https://github.com/DamienCassou/lille-game-framework/pull/77">#77</text:a><text:span text:style-name="T10"> Création de tests pour les méthodes getDriver et setSpeedVector de la classe GameMovable (Charles)</text:span></text:p>
        </text:list-item>
      </text:list>
      <text:p text:style-name="P3"/>
      <text:p text:style-name="P3">07/01/2016</text:p>
      <text:list xml:id="list192927562451456" text:style-name="L1">
        <text:list-item>
          <text:p text:style-name="P8"><text:a xlink:type="simple" xlink:href="https://github.com/DamienCassou/lille-game-framework/pull/78">#78</text:a><text:span text:style-name="T10"> Amélioration et création de tests (utilisation des getters et vérifications lors de la création d’objets) pour la classe GameConfiguration (Charles)</text:span></text:p>
        </text:list-item>
        <text:list-item>
          <text:p text:style-name="P8"><text:a xlink:type="simple" xlink:href="https://github.com/DamienCassou/lille-game-framework/pull/70">#70</text:a><text:span text:style-name="T10"> Renommage de la méthode applySpecificOverlapRuleAndTryToReverse…, suppression des methodes applySpecificOverlapRule et reverseParameters, et fusion de l'ensemble des commits (Aymeric)</text:span></text:p>
        </text:list-item>
        <text:list-item>
          <text:p text:style-name="P8"><text:a xlink:type="simple" xlink:href="https://github.com/DamienCassou/lille-game-framework/pull/74">#74</text:a><text:span text:style-name="T10"> Séparation en 2 commit du commit initial (Aymeric)</text:span></text:p>
        </text:list-item>
        <text:list-item>
          <text:p text:style-name="P8"><text:a xlink:type="simple" xlink:href="https://github.com/DamienCassou/lille-game-framework/pull/72">#72</text:a><text:span text:style-name="T10"> Fusion de l'ensemble des commits (Jérémy, Aymeric)</text:span></text:p>
        </text:list-item>
        <text:list-item>
          <text:p text:style-name="P12">Corrections des pull request envoyés (Charles, Jérémy)</text:p>
        </text:list-item>
      </text:list>
      <text:p text:style-name="P3"/>
      <text:p text:style-name="P3">08/01/2016</text:p>
      <text:list xml:id="list192926846542813" text:style-name="L1">
        <text:list-item>
          <text:p text:style-name="P8"><text:a xlink:type="simple" xlink:href="https://github.com/DamienCassou/lille-game-framework/pull/74">#74</text:a><text:span text:style-name="T10"> Déplacement d'un des 2 commit sur une nouvelle branche (Aymeric)</text:span></text:p>
        </text:list-item>
        <text:list-item>
          <text:p text:style-name="P8"><text:a xlink:type="simple" xlink:href="https://github.com/DamienCassou/lille-game-framework/pull/83">#83</text:a><text:span text:style-name="T10"> Fixation de bug dans MoveStrategyKeyboard8Dir mis en évidence dans le pull request </text:span><text:a xlink:type="simple" xlink:href="https://github.com/DamienCassou/lille-game-framework/pull/74">#74</text:a><text:span text:style-name="T10"> (Aymeric)</text:span></text:p>
        </text:list-item>
        <text:list-item>
          <text:p text:style-name="P12">Correction du pull request envoyé (Jérémy)</text:p>
        </text:list-item>
      </text:list>
      <text:p text:style-name="P3"/>
      <text:p text:style-name="P3">09/01/2016</text:p>
      <text:list xml:id="list192926680822848" text:style-name="L1">
        <text:list-item>
          <text:p text:style-name="P8"><text:soft-page-break/><text:a xlink:type="simple" xlink:href="https://github.com/DamienCassou/lille-game-framework/pull/78">#78</text:a><text:span text:style-name="T10"> Supprimer un commit et diviser le commit restant en 2 (Charles, Aymeric)</text:span></text:p>
        </text:list-item>
      </text:list>
      <text:p text:style-name="P4"/>
      <text:p text:style-name="P4">10/01/2016</text:p>
      <text:list xml:id="list192927977604207" text:style-name="L1">
        <text:list-item>
          <text:p text:style-name="P12">Création et écriture de tests dans notre jeu (Charles)</text:p>
        </text:list-item>
        <text:list-item>
          <text:p text:style-name="P12">Corrections des pull request envoyés (Charles,)</text:p>
        </text:list-item>
        <text:list-item>
          <text:p text:style-name="P12">Création de la classe Box pour la représentation des boites pour notre jeu, fix de différents problèmes sur la classe Player (Kévin)</text:p>
        </text:list-item>
        <text:list-item>
          <text:p text:style-name="P12">Ajout génération aléatoire des boxes dans la classe Levels à chaque instance de Levels (Kévin)</text:p>
        </text:list-item>
        <text:list-item>
          <text:p text:style-name="P12">Recherche sprite pour l’herbe dans notre jeu + Création de la classe Grass (Kévin)</text:p>
        </text:list-item>
        <text:list-item>
          <text:p text:style-name="P9"><text:a xlink:type="simple" xlink:href="https://github.com/DamienCassou/lille-game-framework/pull/83">#83</text:a><text:span text:style-name="T11"> Ajout du test mettant en évidence le bug (Aymeric)</text:span></text:p>
        </text:list-item>
      </text:list>
      <text:p text:style-name="P5"/>
      <text:p text:style-name="P6">11/01/2016</text:p>
      <text:list xml:id="list191006035429510" text:continue-numbering="true" text:style-name="L1">
        <text:list-item>
          <text:p text:style-name="P13">Création d’une classe Bomb et de ses tests (Charles)</text:p>
        </text:list-item>
        <text:list-item>
          <text:p text:style-name="P13">Ajout et correction de fonctions dans les classes Player, Levels, Grass et Box ainsi que leurs tests (Charles)</text:p>
        </text:list-item>
        <text:list-item>
          <text:p text:style-name="P13">Changement de l’arborescence du projet (Aymeric)</text:p>
        </text:list-item>
      </text:list>
      <text:p text:style-name="P6"/>
      <text:p text:style-name="P6">12/01/2016</text:p>
      <text:list xml:id="list191006248184006" text:continue-numbering="true" text:style-name="L1">
        <text:list-item>
          <text:p text:style-name="P13">Correction des tests qui ne passait pas (Exception : NullPointerException) pour la classe Bomb (Kévin)</text:p>
        </text:list-item>
        <text:list-item>
          <text:p text:style-name="P10"><text:a xlink:type="simple" xlink:href="https://github.com/DamienCassou/lille-game-framework/pull/74">#74</text:a><text:span text:style-name="T10"> </text:span><text:span text:style-name="T12">Résolution des conflits (Aymeric)</text:span></text:p>
        </text:list-item>
      </text:list>
      <text:p text:style-name="P11"/>
      <text:p text:style-name="P2">Contributions:</text:p>
      <text:p text:style-name="P3"/>
      <text:p text:style-name="P2">Apprentissages:</text:p>
      <text:p text:style-name="P3"/>
      <text:p text:style-name="P3">04/01/2016</text:p>
      <text:list xml:id="list192926943116053" text:style-name="L1">
        <text:list-item>
          <text:p text:style-name="P12">Utilisation de GitHub pour la mise à jour du travail, l’envoie de pull requests…</text:p>
        </text:list-item>
        <text:list-item>
          <text:p text:style-name="P12">Installation proxy pour Maven, et utilisation de ce dernier</text:p>
        </text:list-item>
      </text:list>
      <text:p text:style-name="P3"/>
      <text:p text:style-name="P3">06/01/2016</text:p>
      <text:list xml:id="list192927503291238" text:style-name="L1">
        <text:list-item>
          <text:p text:style-name="P12">Envoyer un commit sur une pull request déjà existante</text:p>
        </text:list-item>
      </text:list>
      <text:p text:style-name="P3"/>
      <text:p text:style-name="P3">07/01/2016</text:p>
      <text:list xml:id="list192927015089224" text:style-name="L1">
        <text:list-item>
          <text:p text:style-name="P12">Fusionner 2 (ou plusieurs) commits</text:p>
        </text:list-item>
        <text:list-item>
          <text:p text:style-name="P12">Séparer un commit en 2 (ou plusieurs) commits</text:p>
        </text:list-item>
        <text:list-item>
          <text:p text:style-name="P12">Supprimer un commit</text:p>
        </text:list-item>
      </text:list>
      <text:p text:style-name="P3"/>
      <text:p text:style-name="P3">08/01/2016</text:p>
      <text:list xml:id="list192927702792056" text:style-name="L1">
        <text:list-item>
          <text:p text:style-name="P12">Retirer un commit d'une branche pour le déposer sur une autre</text:p>
        </text:list-item>
        <text:list-item>
          <text:p text:style-name="P12">Mettre a jour son <text:span text:style-name="T8">F</text:span>ork à partir de la branche <text:span text:style-name="T8">m</text:span>aster</text:p>
        </text:list-item>
      </text:list>
      <text:p text:style-name="P4"/>
      <text:p text:style-name="P4">11/01/2016</text:p>
      <text:list xml:id="list4937693938144924630" text:style-name="L2">
        <text:list-item>
          <text:p text:style-name="P7"><text:span text:style-name="T6">Proposer une modification de notre projet de jeu par la création d’une nouvelle </text:span><text:soft-page-break/><text:span text:style-name="T6">branche</text:span></text:p>
        </text:list-item>
      </text:list>
      <text:p text:style-name="P3"/>
      <text:p text:style-name="P2">Pull Requests:</text:p>
      <text:p text:style-name="P3"/>
      <text:p text:style-name="P3">04/01/2016</text:p>
      <text:list xml:id="list192926880678369" text:style-name="L1">
        <text:list-item>
          <text:p text:style-name="P8"><text:a xlink:type="simple" xlink:href="https://github.com/DamienCassou/lille-game-framework/pull/67">#67</text:a><text:span text:style-name="T10"> modifications of polygon creation (Accepté le 04/01/2016) </text:span></text:p>
        </text:list-item>
      </text:list>
      <text:p text:style-name="P3"/>
      <text:p text:style-name="P3">05/01/2016</text:p>
      <text:list xml:id="list192927280393444" text:style-name="L1">
        <text:list-item>
          <text:p text:style-name="P8"><text:a xlink:type="simple" xlink:href="https://github.com/DamienCassou/lille-game-framework/pull/70">#70</text:a><text:span text:style-name="T10"> eliminates code duplication between 'applySpecificOverlapRule' and 'reverseParameters' (Accepté le 08/01/2016)</text:span></text:p>
        </text:list-item>
        <text:list-item>
          <text:p text:style-name="P8"><text:a xlink:type="simple" xlink:href="https://github.com/DamienCassou/lille-game-framework/pull/72">#72</text:a><text:span text:style-name="T10"> Removing instance of in function addOverlappable and removeOverlappable (Accepté le 10/01/2016)</text:span></text:p>
        </text:list-item>
      </text:list>
      <text:p text:style-name="P3"/>
      <text:p text:style-name="P3">06/01/2016</text:p>
      <text:list xml:id="list192927742378169" text:style-name="L1">
        <text:list-item>
          <text:p text:style-name="P8"><text:a xlink:type="simple" xlink:href="https://github.com/DamienCassou/lille-game-framework/pull/74">#74</text:a><text:span text:style-name="T10"> heritage test MoveStrategyKeyboard (</text:span><text:span text:style-name="T13">Accepté le 13/01/2016</text:span><text:span text:style-name="T10">)</text:span></text:p>
        </text:list-item>
        <text:list-item>
          <text:p text:style-name="P8"><text:a xlink:type="simple" xlink:href="https://github.com/DamienCassou/lille-game-framework/pull/77">#77</text:a><text:span text:style-name="T10"> Adding the test for getDriver and setSpeedVector (Accepté le 08/01/2016)</text:span></text:p>
        </text:list-item>
      </text:list>
      <text:p text:style-name="P3"/>
      <text:p text:style-name="P3">07/01/2016</text:p>
      <text:list xml:id="list192927593264433" text:style-name="L1">
        <text:list-item>
          <text:p text:style-name="P8"><text:a xlink:type="simple" xlink:href="https://github.com/DamienCassou/lille-game-framework/pull/78">#78</text:a><text:span text:style-name="T10"> Adding and improving tests in gameConfigurationTest.java (</text:span><text:span text:style-name="T13">Accepté le 13/01/2016</text:span><text:span text:style-name="T10">)</text:span></text:p>
        </text:list-item>
      </text:list>
      <text:p text:style-name="P3"/>
      <text:p text:style-name="P3">08/01/201<text:span text:style-name="T5">6</text:span></text:p>
      <text:list xml:id="list793765207750112306" text:style-name="L3">
        <text:list-item>
          <text:p text:style-name="P1"><text:a xlink:type="simple" xlink:href="https://github.com/DamienCassou/lille-game-framework/pull/83"><text:span text:style-name="T10">#83</text:span></text:a><text:span text:style-name="T3"> fix bug of MoveStrategyKeyboard8Dir (</text:span><text:span text:style-name="T4">Accepté le 12/01/2016</text:span><text:span text:style-name="T3">)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quette Pierre</meta:initial-creator>
    <dc:date>2016-01-13T19:10:04.918854781</dc:date>
    <meta:editing-duration>PT3M15S</meta:editing-duration>
    <meta:editing-cycles>9</meta:editing-cycles>
    <meta:document-statistic meta:table-count="0" meta:image-count="0" meta:object-count="0" meta:page-count="3" meta:paragraph-count="73" meta:word-count="605" meta:character-count="4040" meta:non-whitespace-character-count="3557"/>
  </office:meta>
</office:document-meta>
</file>